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02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23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06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1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13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03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1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0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14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1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1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0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2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21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1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23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0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0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1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3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10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30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2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2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1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23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10-0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2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2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2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1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04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834" calcext:value-type="float">
            <text:p>12.387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90792258065" calcext:value-type="float">
            <text:p>12.19907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9536516129" calcext:value-type="float">
            <text:p>11.9495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3708" calcext:value-type="float">
            <text:p>11.63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3060645161" calcext:value-type="float">
            <text:p>11.7403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26688" calcext:value-type="float">
            <text:p>11.80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57708387097" calcext:value-type="float">
            <text:p>12.2757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94176" calcext:value-type="float">
            <text:p>12.609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80568" calcext:value-type="float">
            <text:p>12.74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6993548387" calcext:value-type="float">
            <text:p>13.264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45584" calcext:value-type="float">
            <text:p>13.15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41447741936" calcext:value-type="float">
            <text:p>12.8341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8265806452" calcext:value-type="float">
            <text:p>12.1318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51230967742" calcext:value-type="float">
            <text:p>12.2551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65312" calcext:value-type="float">
            <text:p>12.27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33997419355" calcext:value-type="float">
            <text:p>12.1333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68288" calcext:value-type="float">
            <text:p>12.06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2663225807" calcext:value-type="float">
            <text:p>12.01226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3669677419" calcext:value-type="float">
            <text:p>12.3873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342" calcext:value-type="float">
            <text:p>12.896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1256774194" calcext:value-type="float">
            <text:p>12.8411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5408" calcext:value-type="float">
            <text:p>12.42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33411428571" calcext:value-type="float">
            <text:p>12.36334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30342857143" calcext:value-type="float">
            <text:p>12.3030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50596129032" calcext:value-type="float">
            <text:p>12.1650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62276129032" calcext:value-type="float">
            <text:p>12.3662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0104" calcext:value-type="float">
            <text:p>12.32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65811612903" calcext:value-type="float">
            <text:p>11.8765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322" calcext:value-type="float">
            <text:p>11.79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91378064516" calcext:value-type="float">
            <text:p>11.7091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6504" calcext:value-type="float">
            <text:p>11.9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55" calcext:value-type="float">
            <text:p>12.2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60361290323" calcext:value-type="float">
            <text:p>12.776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95088" calcext:value-type="float">
            <text:p>13.1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15878709677" calcext:value-type="float">
            <text:p>13.1715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1485714286" calcext:value-type="float">
            <text:p>12.6731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10861935484" calcext:value-type="float">
            <text:p>12.1810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5393548387" calcext:value-type="float">
            <text:p>12.365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0136" calcext:value-type="float">
            <text:p>12.37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35501935484" calcext:value-type="float">
            <text:p>12.0835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94077419355" calcext:value-type="float">
            <text:p>12.959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0707096774" calcext:value-type="float">
            <text:p>12.8560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21784" calcext:value-type="float">
            <text:p>13.16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60691612903" calcext:value-type="float">
            <text:p>13.8760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7848" calcext:value-type="float">
            <text:p>13.74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6539354839" calcext:value-type="float">
            <text:p>13.0856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62165714286" calcext:value-type="float">
            <text:p>12.83621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5775483871" calcext:value-type="float">
            <text:p>13.025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73775483871" calcext:value-type="float">
            <text:p>13.0373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3564" calcext:value-type="float">
            <text:p>12.51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8446451613" calcext:value-type="float">
            <text:p>12.0428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2596" calcext:value-type="float">
            <text:p>12.64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16748387097" calcext:value-type="float">
            <text:p>13.031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76957419355" calcext:value-type="float">
            <text:p>12.9776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34544" calcext:value-type="float">
            <text:p>12.70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1303225806" calcext:value-type="float">
            <text:p>12.8291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9656" calcext:value-type="float">
            <text:p>12.62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5713548387" calcext:value-type="float">
            <text:p>12.2405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4059862069" calcext:value-type="float">
            <text:p>12.01405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21618064516" calcext:value-type="float">
            <text:p>12.2821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96108387097" calcext:value-type="float">
            <text:p>12.5196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8431483871" calcext:value-type="float">
            <text:p>12.1784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63384" calcext:value-type="float">
            <text:p>12.15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21612903226" calcext:value-type="float">
            <text:p>12.622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6779354839" calcext:value-type="float">
            <text:p>12.8966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00296" calcext:value-type="float">
            <text:p>13.14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3109677419" calcext:value-type="float">
            <text:p>13.082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08864" calcext:value-type="float">
            <text:p>12.73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60423225806" calcext:value-type="float">
            <text:p>12.50604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6611428571" calcext:value-type="float">
            <text:p>12.25666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2203870968" calcext:value-type="float">
            <text:p>12.1732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97847741936" calcext:value-type="float">
            <text:p>12.23978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87408" calcext:value-type="float">
            <text:p>12.37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83447741936" calcext:value-type="float">
            <text:p>12.1483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7568" calcext:value-type="float">
            <text:p>12.25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62621935484" calcext:value-type="float">
            <text:p>12.4462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7659354839" calcext:value-type="float">
            <text:p>12.8387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7384" calcext:value-type="float">
            <text:p>12.8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03282580645" calcext:value-type="float">
            <text:p>12.3603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154" calcext:value-type="float">
            <text:p>12.32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54578064516" calcext:value-type="float">
            <text:p>12.7454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6007483871" calcext:value-type="float">
            <text:p>12.5960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6944" calcext:value-type="float">
            <text:p>12.59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887425" calcext:value-type="float">
            <text:p>12.3288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39304" calcext:value-type="float">
            <text:p>12.19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763225" calcext:value-type="float">
            <text:p>12.2976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15135483871" calcext:value-type="float">
            <text:p>12.601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13625806452" calcext:value-type="float">
            <text:p>12.991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52694736842" calcext:value-type="float">
            <text:p>13.28526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371" calcext:value-type="float">
            <text:p>13.2553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89220645161" calcext:value-type="float">
            <text:p>12.8589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79928571429" calcext:value-type="float">
            <text:p>12.78799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070525" calcext:value-type="float">
            <text:p>12.5007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47296" calcext:value-type="float">
            <text:p>12.64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83952" calcext:value-type="float">
            <text:p>12.45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1149" calcext:value-type="float">
            <text:p>12.241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9084" calcext:value-type="float">
            <text:p>12.22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05762580645" calcext:value-type="float">
            <text:p>12.8205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60855" calcext:value-type="float">
            <text:p>12.8760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1850322581" calcext:value-type="float">
            <text:p>12.9841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70152941177" calcext:value-type="float">
            <text:p>13.5470152941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27207741936" calcext:value-type="float">
            <text:p>13.63272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1803870968" calcext:value-type="float">
            <text:p>13.3771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7552" calcext:value-type="float">
            <text:p>13.1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88061935484" calcext:value-type="float">
            <text:p>12.9888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54475" calcext:value-type="float">
            <text:p>12.7405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80201290323" calcext:value-type="float">
            <text:p>12.6480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1393548387" calcext:value-type="float">
            <text:p>12.594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59550967742" calcext:value-type="float">
            <text:p>12.81595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7806451613" calcext:value-type="float">
            <text:p>13.054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5712" calcext:value-type="float">
            <text:p>14.3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44786285714" calcext:value-type="float">
            <text:p>14.2144786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80188387097" calcext:value-type="float">
            <text:p>13.4980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36232258065" calcext:value-type="float">
            <text:p>13.5036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87751428571" calcext:value-type="float">
            <text:p>13.16877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95925" calcext:value-type="float">
            <text:p>13.3899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5184" calcext:value-type="float">
            <text:p>13.08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5638" calcext:value-type="float">
            <text:p>13.105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0888516129" calcext:value-type="float">
            <text:p>12.8608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25945806452" calcext:value-type="float">
            <text:p>12.9425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5806" calcext:value-type="float">
            <text:p>12.9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63904" calcext:value-type="float">
            <text:p>12.82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81061818182" calcext:value-type="float">
            <text:p>12.418106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94408" calcext:value-type="float">
            <text:p>11.62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30325" calcext:value-type="float">
            <text:p>11.9513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7008571429" calcext:value-type="float">
            <text:p>11.97570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6904516129" calcext:value-type="float">
            <text:p>12.226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7527" calcext:value-type="float">
            <text:p>12.217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66776" calcext:value-type="float">
            <text:p>12.73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962" calcext:value-type="float">
            <text:p>12.26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90211612903" calcext:value-type="float">
            <text:p>12.3490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98828387097" calcext:value-type="float">
            <text:p>12.4098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9555" calcext:value-type="float">
            <text:p>12.5979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4304" calcext:value-type="float">
            <text:p>12.76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45251764706" calcext:value-type="float">
            <text:p>13.704525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76464" calcext:value-type="float">
            <text:p>13.47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36642580645" calcext:value-type="float">
            <text:p>13.1436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38093793104" calcext:value-type="float">
            <text:p>12.663809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03852903226" calcext:value-type="float">
            <text:p>12.8903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49081290323" calcext:value-type="float">
            <text:p>12.8949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4176" calcext:value-type="float">
            <text:p>12.5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46395" calcext:value-type="float">
            <text:p>11.9746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05950967742" calcext:value-type="float">
            <text:p>11.8405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92294193548" calcext:value-type="float">
            <text:p>12.3192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91385" calcext:value-type="float">
            <text:p>12.9191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2608" calcext:value-type="float">
            <text:p>13.61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36181818182" calcext:value-type="float">
            <text:p>13.5936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72128" calcext:value-type="float">
            <text:p>13.1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3080516129" calcext:value-type="float">
            <text:p>12.8730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27594482759" calcext:value-type="float">
            <text:p>12.59275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7086451613" calcext:value-type="float">
            <text:p>12.4787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29672" calcext:value-type="float">
            <text:p>12.46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4286451613" calcext:value-type="float">
            <text:p>12.9054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42574545455" calcext:value-type="float">
            <text:p>13.074257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71028235294" calcext:value-type="float">
            <text:p>13.037102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1455" calcext:value-type="float">
            <text:p>13.3561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24821818182" calcext:value-type="float">
            <text:p>13.902482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0059" calcext:value-type="float">
            <text:p>13.680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63708235294" calcext:value-type="float">
            <text:p>13.276370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4193103448" calcext:value-type="float">
            <text:p>12.6434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151225" calcext:value-type="float">
            <text:p>12.8615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99804444444" calcext:value-type="float">
            <text:p>12.599980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518" calcext:value-type="float">
            <text:p>12.780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81376" calcext:value-type="float">
            <text:p>12.98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5231483871" calcext:value-type="float">
            <text:p>13.2452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67665454546" calcext:value-type="float">
            <text:p>13.406766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21953846154" calcext:value-type="float">
            <text:p>13.46219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88425" calcext:value-type="float">
            <text:p>12.4088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4708965517" calcext:value-type="float">
            <text:p>11.84747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636275" calcext:value-type="float">
            <text:p>12.0463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6675" calcext:value-type="float">
            <text:p>11.817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44007741936" calcext:value-type="float">
            <text:p>11.83440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7716363636" calcext:value-type="float">
            <text:p>11.865771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70675" calcext:value-type="float">
            <text:p>12.1317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51445" calcext:value-type="float">
            <text:p>12.2051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0466" calcext:value-type="float">
            <text:p>12.110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17290322581" calcext:value-type="float">
            <text:p>11.621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4594782609" calcext:value-type="float">
            <text:p>12.356459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9249230769" calcext:value-type="float">
            <text:p>12.030924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81075" calcext:value-type="float">
            <text:p>12.2018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4195862069" calcext:value-type="float">
            <text:p>12.43541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038575" calcext:value-type="float">
            <text:p>12.2303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066775" calcext:value-type="float">
            <text:p>12.2006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69937777778" calcext:value-type="float">
            <text:p>11.986993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0594" calcext:value-type="float">
            <text:p>11.61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7715" calcext:value-type="float">
            <text:p>11.5067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026675" calcext:value-type="float">
            <text:p>12.0402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6815" calcext:value-type="float">
            <text:p>12.6916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68049032258" calcext:value-type="float">
            <text:p>13.0768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42802285714" calcext:value-type="float">
            <text:p>13.0842802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8823225806" calcext:value-type="float">
            <text:p>12.7498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26925" calcext:value-type="float">
            <text:p>12.0602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15808" calcext:value-type="float">
            <text:p>12.24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31425" calcext:value-type="float">
            <text:p>12.4203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810225" calcext:value-type="float">
            <text:p>12.2481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1807" calcext:value-type="float">
            <text:p>12.171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841075" calcext:value-type="float">
            <text:p>11.6684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1960516129" calcext:value-type="float">
            <text:p>11.5319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72407741936" calcext:value-type="float">
            <text:p>11.6972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9545806452" calcext:value-type="float">
            <text:p>12.0129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4728" calcext:value-type="float">
            <text:p>12.1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3425454545" calcext:value-type="float">
            <text:p>12.554342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13376" calcext:value-type="float">
            <text:p>11.92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3403870968" calcext:value-type="float">
            <text:p>11.6093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8162857143" calcext:value-type="float">
            <text:p>12.08281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0900645161" calcext:value-type="float">
            <text:p>11.9170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61470967742" calcext:value-type="float">
            <text:p>12.066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3112" calcext:value-type="float">
            <text:p>12.54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90211612903" calcext:value-type="float">
            <text:p>12.3490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19125" calcext:value-type="float">
            <text:p>12.1981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4869677419" calcext:value-type="float">
            <text:p>12.2044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26588387097" calcext:value-type="float">
            <text:p>12.5226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1396" calcext:value-type="float">
            <text:p>13.2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46952727273" calcext:value-type="float">
            <text:p>13.644695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59306666667" calcext:value-type="float">
            <text:p>13.24593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95470967742" calcext:value-type="float">
            <text:p>12.599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0906666667" calcext:value-type="float">
            <text:p>13.00209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71292903226" calcext:value-type="float">
            <text:p>12.7471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6779354839" calcext:value-type="float">
            <text:p>12.5156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6036" calcext:value-type="float">
            <text:p>12.22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40529032258" calcext:value-type="float">
            <text:p>12.394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024775" calcext:value-type="float">
            <text:p>12.6502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63481290323" calcext:value-type="float">
            <text:p>12.9863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42944516129" calcext:value-type="float">
            <text:p>13.2942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0168" calcext:value-type="float">
            <text:p>13.8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38805" calcext:value-type="float">
            <text:p>14.2838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55710967742" calcext:value-type="float">
            <text:p>14.3155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95447741936" calcext:value-type="float">
            <text:p>14.1295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9797142857" calcext:value-type="float">
            <text:p>14.09797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01392" calcext:value-type="float">
            <text:p>14.22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66448" calcext:value-type="float">
            <text:p>13.8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57460645161" calcext:value-type="float">
            <text:p>13.3557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5966451613" calcext:value-type="float">
            <text:p>13.4875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00608" calcext:value-type="float">
            <text:p>13.978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267" calcext:value-type="float">
            <text:p>13.9472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852512" calcext:value-type="float">
            <text:p>14.808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1231" calcext:value-type="float">
            <text:p>14.421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9169032258" calcext:value-type="float">
            <text:p>13.9729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856675" calcext:value-type="float">
            <text:p>13.6785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59817931035" calcext:value-type="float">
            <text:p>12.965981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87125" calcext:value-type="float">
            <text:p>12.558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26185806452" calcext:value-type="float">
            <text:p>12.3726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0296" calcext:value-type="float">
            <text:p>12.0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5028" calcext:value-type="float">
            <text:p>12.03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14265806452" calcext:value-type="float">
            <text:p>12.7414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34877714286" calcext:value-type="float">
            <text:p>13.2534877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62492903226" calcext:value-type="float">
            <text:p>13.3262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2406153846" calcext:value-type="float">
            <text:p>13.648240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6718" calcext:value-type="float">
            <text:p>14.126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9555" calcext:value-type="float">
            <text:p>14.1219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592375" calcext:value-type="float">
            <text:p>13.1059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6615172414" calcext:value-type="float">
            <text:p>12.51866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09475" calcext:value-type="float">
            <text:p>12.5690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8225" calcext:value-type="float">
            <text:p>12.676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76935" calcext:value-type="float">
            <text:p>12.7876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51125" calcext:value-type="float">
            <text:p>12.4725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90036129032" calcext:value-type="float">
            <text:p>12.4790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1719" calcext:value-type="float">
            <text:p>12.991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266125" calcext:value-type="float">
            <text:p>13.6726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25238709677" calcext:value-type="float">
            <text:p>13.802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6683636364" calcext:value-type="float">
            <text:p>12.99066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2386" calcext:value-type="float">
            <text:p>12.232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4048516129" calcext:value-type="float">
            <text:p>11.4740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64579310345" calcext:value-type="float">
            <text:p>11.3364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818525" calcext:value-type="float">
            <text:p>11.3881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11725" calcext:value-type="float">
            <text:p>11.6061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77548387097" calcext:value-type="float">
            <text:p>12.147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88275" calcext:value-type="float">
            <text:p>12.3968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6755294118" calcext:value-type="float">
            <text:p>12.576675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6856" calcext:value-type="float">
            <text:p>12.4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398125" calcext:value-type="float">
            <text:p>12.8039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86557419355" calcext:value-type="float">
            <text:p>13.0386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28276363636" calcext:value-type="float">
            <text:p>13.202827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98008" calcext:value-type="float">
            <text:p>13.2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3654" calcext:value-type="float">
            <text:p>13.233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628975" calcext:value-type="float">
            <text:p>12.9862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257625" calcext:value-type="float">
            <text:p>12.9925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65158709677" calcext:value-type="float">
            <text:p>12.9765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6101818182" calcext:value-type="float">
            <text:p>12.64061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266775" calcext:value-type="float">
            <text:p>12.9626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58825" calcext:value-type="float">
            <text:p>13.0885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91881290323" calcext:value-type="float">
            <text:p>12.8491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430575" calcext:value-type="float">
            <text:p>13.1143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29938064516" calcext:value-type="float">
            <text:p>12.8429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147" calcext:value-type="float">
            <text:p>12.987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54" calcext:value-type="float">
            <text:p>12.8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290725" calcext:value-type="float">
            <text:p>12.5929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85245" calcext:value-type="float">
            <text:p>12.5785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34110967742" calcext:value-type="float">
            <text:p>12.2734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664475" calcext:value-type="float">
            <text:p>12.0166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91925" calcext:value-type="float">
            <text:p>12.3079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12875" calcext:value-type="float">
            <text:p>12.4601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57195" calcext:value-type="float">
            <text:p>12.9957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2680516129" calcext:value-type="float">
            <text:p>13.4826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11824" calcext:value-type="float">
            <text:p>13.3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6244" calcext:value-type="float">
            <text:p>12.36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99411612903" calcext:value-type="float">
            <text:p>12.0899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99911724138" calcext:value-type="float">
            <text:p>11.98999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794575" calcext:value-type="float">
            <text:p>11.7579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98345" calcext:value-type="float">
            <text:p>11.6298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30415483871" calcext:value-type="float">
            <text:p>11.8730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78855" calcext:value-type="float">
            <text:p>12.0378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7208421053" calcext:value-type="float">
            <text:p>11.963720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71345" calcext:value-type="float">
            <text:p>12.8871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85455483871" calcext:value-type="float">
            <text:p>13.2385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31425" calcext:value-type="float">
            <text:p>13.713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31486451613" calcext:value-type="float">
            <text:p>13.7131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90525" calcext:value-type="float">
            <text:p>12.9579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10454285714" calcext:value-type="float">
            <text:p>12.50104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645775" calcext:value-type="float">
            <text:p>12.8064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8162580645" calcext:value-type="float">
            <text:p>13.2168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25975" calcext:value-type="float">
            <text:p>13.1272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2465" calcext:value-type="float">
            <text:p>13.0212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385825" calcext:value-type="float">
            <text:p>13.3438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962075" calcext:value-type="float">
            <text:p>13.7296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217625" calcext:value-type="float">
            <text:p>13.6021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69656774194" calcext:value-type="float">
            <text:p>13.8469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664175" calcext:value-type="float">
            <text:p>13.5166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5032" calcext:value-type="float">
            <text:p>12.5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1338181818" calcext:value-type="float">
            <text:p>12.36213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64914285714" calcext:value-type="float">
            <text:p>12.3864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6515" calcext:value-type="float">
            <text:p>12.4516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375075" calcext:value-type="float">
            <text:p>12.4837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31265" calcext:value-type="float">
            <text:p>12.8231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468" calcext:value-type="float">
            <text:p>12.76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17624" calcext:value-type="float">
            <text:p>12.88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9715" calcext:value-type="float">
            <text:p>12.959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30825" calcext:value-type="float">
            <text:p>13.233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54281290323" calcext:value-type="float">
            <text:p>13.2454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40072727273" calcext:value-type="float">
            <text:p>13.47400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87597419355" calcext:value-type="float">
            <text:p>13.1087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1729" calcext:value-type="float">
            <text:p>13.0717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99442758621" calcext:value-type="float">
            <text:p>13.059944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62778181818" calcext:value-type="float">
            <text:p>13.006277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9121" calcext:value-type="float">
            <text:p>12.7791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72672" calcext:value-type="float">
            <text:p>12.57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7738181818" calcext:value-type="float">
            <text:p>12.402773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174425" calcext:value-type="float">
            <text:p>12.4317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2605" calcext:value-type="float">
            <text:p>12.3712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804575" calcext:value-type="float">
            <text:p>12.5580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33868387097" calcext:value-type="float">
            <text:p>13.0133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134425" calcext:value-type="float">
            <text:p>13.0413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76717142857" calcext:value-type="float">
            <text:p>13.15767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6496" calcext:value-type="float">
            <text:p>13.3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679725" calcext:value-type="float">
            <text:p>13.2367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83259354839" calcext:value-type="float">
            <text:p>13.1283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31032" calcext:value-type="float">
            <text:p>13.04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30330434783" calcext:value-type="float">
            <text:p>13.003033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68975483871" calcext:value-type="float">
            <text:p>13.0068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251475" calcext:value-type="float">
            <text:p>13.2625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27256" calcext:value-type="float">
            <text:p>13.88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1485" calcext:value-type="float">
            <text:p>14.1421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978875" calcext:value-type="float">
            <text:p>13.5497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535475" calcext:value-type="float">
            <text:p>13.1253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45688275862" calcext:value-type="float">
            <text:p>13.06456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0312" calcext:value-type="float">
            <text:p>12.9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25254193548" calcext:value-type="float">
            <text:p>12.7825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31099354839" calcext:value-type="float">
            <text:p>12.5431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42139354839" calcext:value-type="float">
            <text:p>12.9942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5818181818" calcext:value-type="float">
            <text:p>13.1525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083025" calcext:value-type="float">
            <text:p>13.5008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62544516129" calcext:value-type="float">
            <text:p>13.7362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2443636364" calcext:value-type="float">
            <text:p>13.40824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2263225807" calcext:value-type="float">
            <text:p>13.21622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885775" calcext:value-type="float">
            <text:p>12.9588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28449655172" calcext:value-type="float">
            <text:p>12.88284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467" calcext:value-type="float">
            <text:p>12.8804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04375" calcext:value-type="float">
            <text:p>12.5420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17969032258" calcext:value-type="float">
            <text:p>12.6317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4887272727" calcext:value-type="float">
            <text:p>12.719488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5400516129" calcext:value-type="float">
            <text:p>12.3854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2441" calcext:value-type="float">
            <text:p>12.6724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905075" calcext:value-type="float">
            <text:p>12.9790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4216" calcext:value-type="float">
            <text:p>13.22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48555294118" calcext:value-type="float">
            <text:p>13.254855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0696" calcext:value-type="float">
            <text:p>13.20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87789090909" calcext:value-type="float">
            <text:p>12.25877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63677241379" calcext:value-type="float">
            <text:p>12.29636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7578181818" calcext:value-type="float">
            <text:p>12.274757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806725" calcext:value-type="float">
            <text:p>11.9680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4309677419" calcext:value-type="float">
            <text:p>12.137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87594285714" calcext:value-type="float">
            <text:p>12.49875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692025" calcext:value-type="float">
            <text:p>12.6969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381575" calcext:value-type="float">
            <text:p>13.0038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92861935484" calcext:value-type="float">
            <text:p>13.0192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892025" calcext:value-type="float">
            <text:p>13.4589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3541818182" calcext:value-type="float">
            <text:p>13.005354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28384516129" calcext:value-type="float">
            <text:p>12.3128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6172903226" calcext:value-type="float">
            <text:p>12.0796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41008" calcext:value-type="float">
            <text:p>12.0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04875" calcext:value-type="float">
            <text:p>11.8200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099" calcext:value-type="float">
            <text:p>12.222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77072" calcext:value-type="float">
            <text:p>12.28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18295" calcext:value-type="float">
            <text:p>12.3518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50539354839" calcext:value-type="float">
            <text:p>12.0950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9349677419" calcext:value-type="float">
            <text:p>12.3599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4625454546" calcext:value-type="float">
            <text:p>12.752462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27501935484" calcext:value-type="float">
            <text:p>13.3027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597625" calcext:value-type="float">
            <text:p>13.5259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81527741936" calcext:value-type="float">
            <text:p>12.8981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321575" calcext:value-type="float">
            <text:p>12.0132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73376551724" calcext:value-type="float">
            <text:p>11.727337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086" calcext:value-type="float">
            <text:p>11.73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29027096774" calcext:value-type="float">
            <text:p>11.8929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31768" calcext:value-type="float">
            <text:p>11.80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8699" calcext:value-type="float">
            <text:p>11.6886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2330322581" calcext:value-type="float">
            <text:p>11.8442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85785" calcext:value-type="float">
            <text:p>12.2485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02061935484" calcext:value-type="float">
            <text:p>12.7602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298475" calcext:value-type="float">
            <text:p>13.2129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49424516129" calcext:value-type="float">
            <text:p>13.1449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3403870968" calcext:value-type="float">
            <text:p>12.7523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68632727273" calcext:value-type="float">
            <text:p>12.95686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5652" calcext:value-type="float">
            <text:p>12.45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69709090909" calcext:value-type="float">
            <text:p>12.0169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9476" calcext:value-type="float">
            <text:p>11.80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69107096774" calcext:value-type="float">
            <text:p>11.9569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33825" calcext:value-type="float">
            <text:p>11.8503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22087741936" calcext:value-type="float">
            <text:p>11.82220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168175" calcext:value-type="float">
            <text:p>11.9316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893575" calcext:value-type="float">
            <text:p>12.0589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1563636364" calcext:value-type="float">
            <text:p>12.3231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06185806452" calcext:value-type="float">
            <text:p>11.6106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45574193548" calcext:value-type="float">
            <text:p>11.514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37696551724" calcext:value-type="float">
            <text:p>11.3737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22211764706" calcext:value-type="float">
            <text:p>11.27222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5396129032" calcext:value-type="float">
            <text:p>11.4335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76227096774" calcext:value-type="float">
            <text:p>11.5576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53112727273" calcext:value-type="float">
            <text:p>11.715311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7616516129" calcext:value-type="float">
            <text:p>11.8276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47490909091" calcext:value-type="float">
            <text:p>11.90474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548675" calcext:value-type="float">
            <text:p>11.8954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41979354839" calcext:value-type="float">
            <text:p>12.1041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23685" calcext:value-type="float">
            <text:p>12.0923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2553" calcext:value-type="float">
            <text:p>11.2825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09155862069" calcext:value-type="float">
            <text:p>11.45091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442275" calcext:value-type="float">
            <text:p>11.7644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71310967742" calcext:value-type="float">
            <text:p>11.5571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125575" calcext:value-type="float">
            <text:p>11.5712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068925" calcext:value-type="float">
            <text:p>11.6106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82585806452" calcext:value-type="float">
            <text:p>11.7782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290625" calcext:value-type="float">
            <text:p>11.8229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2548965517" calcext:value-type="float">
            <text:p>12.02425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00525" calcext:value-type="float">
            <text:p>12.2340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6113548387" calcext:value-type="float">
            <text:p>12.1796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288475" calcext:value-type="float">
            <text:p>12.4128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8237241379" calcext:value-type="float">
            <text:p>12.51582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28725" calcext:value-type="float">
            <text:p>12.5852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2365" calcext:value-type="float">
            <text:p>12.5602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07286956522" calcext:value-type="float">
            <text:p>12.290728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37912727273" calcext:value-type="float">
            <text:p>12.253791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46733913044" calcext:value-type="float">
            <text:p>12.974673391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516" calcext:value-type="float">
            <text:p>13.3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7480516129" calcext:value-type="float">
            <text:p>13.7874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3314" calcext:value-type="float">
            <text:p>13.053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8596129032" calcext:value-type="float">
            <text:p>12.4698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05826206897" calcext:value-type="float">
            <text:p>12.570582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9011764706" calcext:value-type="float">
            <text:p>12.52190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46475" calcext:value-type="float">
            <text:p>12.4814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5648516129" calcext:value-type="float">
            <text:p>12.8456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18645" calcext:value-type="float">
            <text:p>12.6318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15602580645" calcext:value-type="float">
            <text:p>12.3115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90152258065" calcext:value-type="float">
            <text:p>12.44901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3144516129" calcext:value-type="float">
            <text:p>12.623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0256" calcext:value-type="float">
            <text:p>12.60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3356" calcext:value-type="float">
            <text:p>12.37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4172" calcext:value-type="float">
            <text:p>12.04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55287741935" calcext:value-type="float">
            <text:p>11.71552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33307586207" calcext:value-type="float">
            <text:p>11.59333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4763870968" calcext:value-type="float">
            <text:p>11.5544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28340645161" calcext:value-type="float">
            <text:p>11.3928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04978064516" calcext:value-type="float">
            <text:p>11.1604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9616" calcext:value-type="float">
            <text:p>11.19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47014193548" calcext:value-type="float">
            <text:p>11.9047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95654193548" calcext:value-type="float">
            <text:p>11.9595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61912" calcext:value-type="float">
            <text:p>12.09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904475" calcext:value-type="float">
            <text:p>12.1690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65643870968" calcext:value-type="float">
            <text:p>11.4965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5728571429" calcext:value-type="float">
            <text:p>11.33257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12549677419" calcext:value-type="float">
            <text:p>11.4912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35099354839" calcext:value-type="float">
            <text:p>11.9335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6456" calcext:value-type="float">
            <text:p>11.7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87677419355" calcext:value-type="float">
            <text:p>11.648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6596129032" calcext:value-type="float">
            <text:p>11.6316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30596129032" calcext:value-type="float">
            <text:p>11.4030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06820645161" calcext:value-type="float">
            <text:p>11.7006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612" calcext:value-type="float">
            <text:p>12.26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766725" calcext:value-type="float">
            <text:p>12.5776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97813333333" calcext:value-type="float">
            <text:p>12.38978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5050322581" calcext:value-type="float">
            <text:p>11.3535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73396129032" calcext:value-type="float">
            <text:p>11.3573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38" calcext:value-type="float">
            <text:p>11.67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9292903226" calcext:value-type="float">
            <text:p>11.9089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4472" calcext:value-type="float">
            <text:p>11.9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9429677419" calcext:value-type="float">
            <text:p>12.0429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58921290323" calcext:value-type="float">
            <text:p>12.3858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51184" calcext:value-type="float">
            <text:p>12.55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21675" calcext:value-type="float">
            <text:p>13.1642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2128" calcext:value-type="float">
            <text:p>12.47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63212903226" calcext:value-type="float">
            <text:p>11.616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74468571429" calcext:value-type="float">
            <text:p>11.46744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1255384615" calcext:value-type="float">
            <text:p>11.262125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95349090909" calcext:value-type="float">
            <text:p>11.449534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9436" calcext:value-type="float">
            <text:p>11.48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40258064516" calcext:value-type="float">
            <text:p>11.194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22432" calcext:value-type="float">
            <text:p>11.24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1187096774" calcext:value-type="float">
            <text:p>11.335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72415483871" calcext:value-type="float">
            <text:p>11.1872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48712" calcext:value-type="float">
            <text:p>11.69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36707096774" calcext:value-type="float">
            <text:p>12.7036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4488" calcext:value-type="float">
            <text:p>12.7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26707096774" calcext:value-type="float">
            <text:p>12.3226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8684137931" calcext:value-type="float">
            <text:p>12.34786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15145806452" calcext:value-type="float">
            <text:p>11.9215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30882580645" calcext:value-type="float">
            <text:p>11.5830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5016" calcext:value-type="float">
            <text:p>11.20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89767741936" calcext:value-type="float">
            <text:p>11.108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52912" calcext:value-type="float">
            <text:p>11.24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2170322581" calcext:value-type="float">
            <text:p>11.3352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03181935484" calcext:value-type="float">
            <text:p>11.3703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2576" calcext:value-type="float">
            <text:p>11.78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92289032258" calcext:value-type="float">
            <text:p>12.6592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01328" calcext:value-type="float">
            <text:p>12.34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7532903226" calcext:value-type="float">
            <text:p>11.6437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31616" calcext:value-type="float">
            <text:p>11.71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8256" calcext:value-type="float">
            <text:p>11.63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5736774193" calcext:value-type="float">
            <text:p>11.47257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1928" calcext:value-type="float">
            <text:p>11.42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19963870968" calcext:value-type="float">
            <text:p>10.7619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73324137931" calcext:value-type="float">
            <text:p>11.1073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0356" calcext:value-type="float">
            <text:p>11.23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61626666667" calcext:value-type="float">
            <text:p>11.54616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72285714286" calcext:value-type="float">
            <text:p>12.2972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36693333333" calcext:value-type="float">
            <text:p>12.76366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30816" calcext:value-type="float">
            <text:p>12.41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07808" calcext:value-type="float">
            <text:p>12.26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7154285714" calcext:value-type="float">
            <text:p>11.76571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5968" calcext:value-type="float">
            <text:p>11.35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22789677419" calcext:value-type="float">
            <text:p>11.3022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55864" calcext:value-type="float">
            <text:p>10.96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1803870968" calcext:value-type="float">
            <text:p>10.7101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5492" calcext:value-type="float">
            <text:p>11.17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01672" calcext:value-type="float">
            <text:p>11.65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08222222222" calcext:value-type="float">
            <text:p>11.9408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6351428571" calcext:value-type="float">
            <text:p>12.04863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8448" calcext:value-type="float">
            <text:p>11.30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2296516129" calcext:value-type="float">
            <text:p>11.1722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81588571429" calcext:value-type="float">
            <text:p>11.06815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73225806452" calcext:value-type="float">
            <text:p>11.147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1783225807" calcext:value-type="float">
            <text:p>11.30817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7254" calcext:value-type="float">
            <text:p>11.55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24896" calcext:value-type="float">
            <text:p>11.23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4616774194" calcext:value-type="float">
            <text:p>11.3384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85021935484" calcext:value-type="float">
            <text:p>11.3185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8328" calcext:value-type="float">
            <text:p>11.46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3829677419" calcext:value-type="float">
            <text:p>11.7533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89808" calcext:value-type="float">
            <text:p>11.75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1648516129" calcext:value-type="float">
            <text:p>11.3216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62673103448" calcext:value-type="float">
            <text:p>11.04626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5509677419" calcext:value-type="float">
            <text:p>11.192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7442580645" calcext:value-type="float">
            <text:p>11.1167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60688" calcext:value-type="float">
            <text:p>11.0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57145806452" calcext:value-type="float">
            <text:p>11.2357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81664" calcext:value-type="float">
            <text:p>11.28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28144" calcext:value-type="float">
            <text:p>11.39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34294193548" calcext:value-type="float">
            <text:p>11.6334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4286" calcext:value-type="float">
            <text:p>12.19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33051428571" calcext:value-type="float">
            <text:p>12.58330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29224" calcext:value-type="float">
            <text:p>12.00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03292903226" calcext:value-type="float">
            <text:p>11.6803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29933333333" calcext:value-type="float">
            <text:p>11.6729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59229473684" calcext:value-type="float">
            <text:p>11.735922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68763870968" calcext:value-type="float">
            <text:p>11.7068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7176" calcext:value-type="float">
            <text:p>11.02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89538064516" calcext:value-type="float">
            <text:p>10.9989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67216" calcext:value-type="float">
            <text:p>11.05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5326451613" calcext:value-type="float">
            <text:p>11.0705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28832" calcext:value-type="float">
            <text:p>11.28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4464" calcext:value-type="float">
            <text:p>11.36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69110588235" calcext:value-type="float">
            <text:p>11.72691105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67352" calcext:value-type="float">
            <text:p>10.60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9569032258" calcext:value-type="float">
            <text:p>10.1019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27542857143" calcext:value-type="float">
            <text:p>10.0627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29228387097" calcext:value-type="float">
            <text:p>10.0629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4149677419" calcext:value-type="float">
            <text:p>10.1044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5648" calcext:value-type="float">
            <text:p>10.33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7728516129" calcext:value-type="float">
            <text:p>10.4377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0248" calcext:value-type="float">
            <text:p>10.84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52461935484" calcext:value-type="float">
            <text:p>11.1752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9246451613" calcext:value-type="float">
            <text:p>11.5399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59768" calcext:value-type="float">
            <text:p>11.34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15442580645" calcext:value-type="float">
            <text:p>11.4215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94944" calcext:value-type="float">
            <text:p>11.055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85202580645" calcext:value-type="float">
            <text:p>10.8485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3888571429" calcext:value-type="float">
            <text:p>11.00338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04980645161" calcext:value-type="float">
            <text:p>10.990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4344615385" calcext:value-type="float">
            <text:p>10.744434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92448" calcext:value-type="float">
            <text:p>10.56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9376516129" calcext:value-type="float">
            <text:p>10.6693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0852" calcext:value-type="float">
            <text:p>10.88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724" calcext:value-type="float">
            <text:p>10.9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3308" calcext:value-type="float">
            <text:p>10.97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07" calcext:value-type="float">
            <text:p>11.22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8864" calcext:value-type="float">
            <text:p>12.22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70272941177" calcext:value-type="float">
            <text:p>11.3570272941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09296551724" calcext:value-type="float">
            <text:p>11.51092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1117419355" calcext:value-type="float">
            <text:p>11.3531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1295483871" calcext:value-type="float">
            <text:p>11.471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53452903226" calcext:value-type="float">
            <text:p>10.6653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17505454546" calcext:value-type="float">
            <text:p>10.611750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1895" calcext:value-type="float">
            <text:p>11.351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60848" calcext:value-type="float">
            <text:p>11.95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2707096774" calcext:value-type="float">
            <text:p>12.1702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15288" calcext:value-type="float">
            <text:p>11.57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4469677419" calcext:value-type="float">
            <text:p>10.7414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61394285714" calcext:value-type="float">
            <text:p>10.58613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78787096774" calcext:value-type="float">
            <text:p>10.5578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40905806452" calcext:value-type="float">
            <text:p>10.4340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9072" calcext:value-type="float">
            <text:p>10.20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39329032258" calcext:value-type="float">
            <text:p>9.9063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20424" calcext:value-type="float">
            <text:p>10.04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91984516129" calcext:value-type="float">
            <text:p>9.8591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57784" calcext:value-type="float">
            <text:p>10.21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76990967742" calcext:value-type="float">
            <text:p>10.7676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59176" calcext:value-type="float">
            <text:p>10.46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493006451613" calcext:value-type="float">
            <text:p>9.8749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13045714286" calcext:value-type="float">
            <text:p>10.11130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72892903226" calcext:value-type="float">
            <text:p>10.2172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05858064516" calcext:value-type="float">
            <text:p>10.340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0296" calcext:value-type="float">
            <text:p>10.21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310810957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686" meta:object-count="0"/>
    <meta:user-defined meta:name="AppVersion">3.0</meta:user-defined>
  </office:meta>
</office:document-meta>
</file>